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16.095cm" svg:height="10.38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3:32:03.352982483</meta:creation-date>
    <dc:date>2018-02-09T23:32:27.618793001</dc:date>
    <meta:editing-duration>PT24S</meta:editing-duration>
    <meta:editing-cycles>1</meta:editing-cycles>
    <meta:generator>LibreOffice/5.1.6.2$Linux_X86_64 LibreOffice_project/10m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^BSESN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34431.609375" calcext:value-type="float">
            <text:p>34431.609375</text:p>
          </table:table-cell>
          <table:table-cell office:value-type="float" office:value="34488.03125" calcext:value-type="float">
            <text:p>34488.03125</text:p>
          </table:table-cell>
          <table:table-cell office:value-type="float" office:value="34343.410156" calcext:value-type="float">
            <text:p>34343.410156</text:p>
          </table:table-cell>
          <table:table-cell table:number-columns-repeated="2" office:value-type="float" office:value="34443.191406" calcext:value-type="float">
            <text:p>34443.191406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34538.78125" calcext:value-type="float">
            <text:p>34538.78125</text:p>
          </table:table-cell>
          <table:table-cell office:value-type="float" office:value="34565.628906" calcext:value-type="float">
            <text:p>34565.628906</text:p>
          </table:table-cell>
          <table:table-cell office:value-type="float" office:value="34311.628906" calcext:value-type="float">
            <text:p>34311.628906</text:p>
          </table:table-cell>
          <table:table-cell table:number-columns-repeated="2" office:value-type="float" office:value="34433.070313" calcext:value-type="float">
            <text:p>34433.070313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34471.480469" calcext:value-type="float">
            <text:p>34471.480469</text:p>
          </table:table-cell>
          <table:table-cell office:value-type="float" office:value="34558.878906" calcext:value-type="float">
            <text:p>34558.878906</text:p>
          </table:table-cell>
          <table:table-cell office:value-type="float" office:value="34400.609375" calcext:value-type="float">
            <text:p>34400.609375</text:p>
          </table:table-cell>
          <table:table-cell table:number-columns-repeated="2" office:value-type="float" office:value="34503.488281" calcext:value-type="float">
            <text:p>34503.488281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4578.988281" calcext:value-type="float">
            <text:p>34578.988281</text:p>
          </table:table-cell>
          <table:table-cell office:value-type="float" office:value="34638.421875" calcext:value-type="float">
            <text:p>34638.421875</text:p>
          </table:table-cell>
          <table:table-cell office:value-type="float" office:value="34342.160156" calcext:value-type="float">
            <text:p>34342.160156</text:p>
          </table:table-cell>
          <table:table-cell table:number-columns-repeated="2" office:value-type="float" office:value="34592.390625" calcext:value-type="float">
            <text:p>34592.390625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34687.210938" calcext:value-type="float">
            <text:p>34687.210938</text:p>
          </table:table-cell>
          <table:table-cell office:value-type="float" office:value="34963.691406" calcext:value-type="float">
            <text:p>34963.691406</text:p>
          </table:table-cell>
          <table:table-cell office:value-type="float" office:value="34687.210938" calcext:value-type="float">
            <text:p>34687.210938</text:p>
          </table:table-cell>
          <table:table-cell table:number-columns-repeated="2" office:value-type="float" office:value="34843.511719" calcext:value-type="float">
            <text:p>34843.511719</text:p>
          </table:table-cell>
          <table:table-cell office:value-type="float" office:value="14600" calcext:value-type="float">
            <text:p>14600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34877.710938" calcext:value-type="float">
            <text:p>34877.710938</text:p>
          </table:table-cell>
          <table:table-cell office:value-type="float" office:value="34936.03125" calcext:value-type="float">
            <text:p>34936.03125</text:p>
          </table:table-cell>
          <table:table-cell office:value-type="float" office:value="34735.550781" calcext:value-type="float">
            <text:p>34735.550781</text:p>
          </table:table-cell>
          <table:table-cell table:number-columns-repeated="2" office:value-type="float" office:value="34771.050781" calcext:value-type="float">
            <text:p>34771.050781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34753.800781" calcext:value-type="float">
            <text:p>34753.800781</text:p>
          </table:table-cell>
          <table:table-cell office:value-type="float" office:value="35118.609375" calcext:value-type="float">
            <text:p>35118.609375</text:p>
          </table:table-cell>
          <table:table-cell office:value-type="float" office:value="34700.820313" calcext:value-type="float">
            <text:p>34700.820313</text:p>
          </table:table-cell>
          <table:table-cell table:number-columns-repeated="2" office:value-type="float" office:value="35081.820313" calcext:value-type="float">
            <text:p>35081.820313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35366.449219" calcext:value-type="float">
            <text:p>35366.449219</text:p>
          </table:table-cell>
          <table:table-cell office:value-type="float" office:value="35507.359375" calcext:value-type="float">
            <text:p>35507.359375</text:p>
          </table:table-cell>
          <table:table-cell office:value-type="float" office:value="35166.441406" calcext:value-type="float">
            <text:p>35166.441406</text:p>
          </table:table-cell>
          <table:table-cell table:number-columns-repeated="2" office:value-type="float" office:value="35260.289063" calcext:value-type="float">
            <text:p>35260.289063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35339.109375" calcext:value-type="float">
            <text:p>35339.109375</text:p>
          </table:table-cell>
          <table:table-cell office:value-type="float" office:value="35542.171875" calcext:value-type="float">
            <text:p>35542.171875</text:p>
          </table:table-cell>
          <table:table-cell office:value-type="float" office:value="35221.160156" calcext:value-type="float">
            <text:p>35221.160156</text:p>
          </table:table-cell>
          <table:table-cell table:number-columns-repeated="2" office:value-type="float" office:value="35511.578125" calcext:value-type="float">
            <text:p>35511.578125</text:p>
          </table:table-cell>
          <table:table-cell office:value-type="float" office:value="35200" calcext:value-type="float">
            <text:p>35200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35613.96875" calcext:value-type="float">
            <text:p>35613.96875</text:p>
          </table:table-cell>
          <table:table-cell office:value-type="float" office:value="35827.699219" calcext:value-type="float">
            <text:p>35827.699219</text:p>
          </table:table-cell>
          <table:table-cell office:value-type="float" office:value="35544.679688" calcext:value-type="float">
            <text:p>35544.679688</text:p>
          </table:table-cell>
          <table:table-cell table:number-columns-repeated="2" office:value-type="float" office:value="35798.011719" calcext:value-type="float">
            <text:p>35798.011719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35868.191406" calcext:value-type="float">
            <text:p>35868.191406</text:p>
          </table:table-cell>
          <table:table-cell office:value-type="float" office:value="36170.828125" calcext:value-type="float">
            <text:p>36170.828125</text:p>
          </table:table-cell>
          <table:table-cell office:value-type="float" office:value="35863.980469" calcext:value-type="float">
            <text:p>35863.980469</text:p>
          </table:table-cell>
          <table:table-cell table:number-columns-repeated="2" office:value-type="float" office:value="36139.980469" calcext:value-type="float">
            <text:p>36139.980469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36161.621094" calcext:value-type="float">
            <text:p>36161.621094</text:p>
          </table:table-cell>
          <table:table-cell office:value-type="float" office:value="36268.191406" calcext:value-type="float">
            <text:p>36268.191406</text:p>
          </table:table-cell>
          <table:table-cell office:value-type="float" office:value="36036.511719" calcext:value-type="float">
            <text:p>36036.511719</text:p>
          </table:table-cell>
          <table:table-cell table:number-columns-repeated="2" office:value-type="float" office:value="36161.640625" calcext:value-type="float">
            <text:p>36161.640625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36208.390625" calcext:value-type="float">
            <text:p>36208.390625</text:p>
          </table:table-cell>
          <table:table-cell office:value-type="float" office:value="36247.019531" calcext:value-type="float">
            <text:p>36247.019531</text:p>
          </table:table-cell>
          <table:table-cell office:value-type="float" office:value="35823.351563" calcext:value-type="float">
            <text:p>35823.351563</text:p>
          </table:table-cell>
          <table:table-cell table:number-columns-repeated="2" office:value-type="float" office:value="36050.441406" calcext:value-type="float">
            <text:p>36050.441406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36208.390625" calcext:value-type="float">
            <text:p>36208.390625</text:p>
          </table:table-cell>
          <table:table-cell office:value-type="float" office:value="36443.980469" calcext:value-type="float">
            <text:p>36443.980469</text:p>
          </table:table-cell>
          <table:table-cell office:value-type="float" office:value="35823.351563" calcext:value-type="float">
            <text:p>35823.351563</text:p>
          </table:table-cell>
          <table:table-cell table:number-columns-repeated="2" office:value-type="float" office:value="36283.25" calcext:value-type="float">
            <text:p>36283.25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36277.121094" calcext:value-type="float">
            <text:p>36277.121094</text:p>
          </table:table-cell>
          <table:table-cell office:value-type="float" office:value="36291.820313" calcext:value-type="float">
            <text:p>36291.820313</text:p>
          </table:table-cell>
          <table:table-cell office:value-type="float" office:value="35993.410156" calcext:value-type="float">
            <text:p>35993.410156</text:p>
          </table:table-cell>
          <table:table-cell table:number-columns-repeated="2" office:value-type="float" office:value="36033.730469" calcext:value-type="float">
            <text:p>36033.730469</text:p>
          </table:table-cell>
          <table:table-cell office:value-type="float" office:value="18100" calcext:value-type="float">
            <text:p>18100</text:p>
          </table:table-cell>
        </table:table-row>
        <table:table-row table:style-name="ro1">
          <table:table-cell office:value-type="string" calcext:value-type="string">
            <text:p>2018-01-31</text:p>
          </table:table-cell>
          <table:table-cell office:value-type="float" office:value="35951.640625" calcext:value-type="float">
            <text:p>35951.640625</text:p>
          </table:table-cell>
          <table:table-cell office:value-type="float" office:value="36050.691406" calcext:value-type="float">
            <text:p>36050.691406</text:p>
          </table:table-cell>
          <table:table-cell office:value-type="float" office:value="35818.410156" calcext:value-type="float">
            <text:p>35818.410156</text:p>
          </table:table-cell>
          <table:table-cell table:number-columns-repeated="2" office:value-type="float" office:value="35965.019531" calcext:value-type="float">
            <text:p>35965.019531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2018-02-01</text:p>
          </table:table-cell>
          <table:table-cell office:value-type="float" office:value="36048.988281" calcext:value-type="float">
            <text:p>36048.988281</text:p>
          </table:table-cell>
          <table:table-cell office:value-type="float" office:value="36256.828125" calcext:value-type="float">
            <text:p>36256.828125</text:p>
          </table:table-cell>
          <table:table-cell office:value-type="float" office:value="35501.738281" calcext:value-type="float">
            <text:p>35501.738281</text:p>
          </table:table-cell>
          <table:table-cell table:number-columns-repeated="2" office:value-type="float" office:value="35906.660156" calcext:value-type="float">
            <text:p>35906.660156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string" calcext:value-type="string">
            <text:p>2018-02-02</text:p>
          </table:table-cell>
          <table:table-cell office:value-type="float" office:value="35707.601563" calcext:value-type="float">
            <text:p>35707.601563</text:p>
          </table:table-cell>
          <table:table-cell office:value-type="float" office:value="35738.128906" calcext:value-type="float">
            <text:p>35738.128906</text:p>
          </table:table-cell>
          <table:table-cell office:value-type="float" office:value="35006.410156" calcext:value-type="float">
            <text:p>35006.410156</text:p>
          </table:table-cell>
          <table:table-cell table:number-columns-repeated="2" office:value-type="float" office:value="35066.75" calcext:value-type="float">
            <text:p>35066.75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2018-02-05</text:p>
          </table:table-cell>
          <table:table-cell office:value-type="float" office:value="34718.851563" calcext:value-type="float">
            <text:p>34718.851563</text:p>
          </table:table-cell>
          <table:table-cell office:value-type="float" office:value="34874.171875" calcext:value-type="float">
            <text:p>34874.171875</text:p>
          </table:table-cell>
          <table:table-cell office:value-type="float" office:value="34520.800781" calcext:value-type="float">
            <text:p>34520.800781</text:p>
          </table:table-cell>
          <table:table-cell table:number-columns-repeated="2" office:value-type="float" office:value="34757.160156" calcext:value-type="float">
            <text:p>34757.160156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1">
          <table:table-cell office:value-type="string" calcext:value-type="string">
            <text:p>2018-02-06</text:p>
          </table:table-cell>
          <table:table-cell office:value-type="float" office:value="33753.78125" calcext:value-type="float">
            <text:p>33753.78125</text:p>
          </table:table-cell>
          <table:table-cell office:value-type="float" office:value="34521.011719" calcext:value-type="float">
            <text:p>34521.011719</text:p>
          </table:table-cell>
          <table:table-cell office:value-type="float" office:value="33482.808594" calcext:value-type="float">
            <text:p>33482.808594</text:p>
          </table:table-cell>
          <table:table-cell table:number-columns-repeated="2" office:value-type="float" office:value="34195.941406" calcext:value-type="float">
            <text:p>34195.941406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1">
          <table:table-cell office:value-type="string" calcext:value-type="string">
            <text:p>2018-02-07</text:p>
          </table:table-cell>
          <table:table-cell office:value-type="float" office:value="34563.300781" calcext:value-type="float">
            <text:p>34563.300781</text:p>
          </table:table-cell>
          <table:table-cell office:value-type="float" office:value="34666.328125" calcext:value-type="float">
            <text:p>34666.328125</text:p>
          </table:table-cell>
          <table:table-cell office:value-type="float" office:value="34008.421875" calcext:value-type="float">
            <text:p>34008.421875</text:p>
          </table:table-cell>
          <table:table-cell table:number-columns-repeated="2" office:value-type="float" office:value="34082.710938" calcext:value-type="float">
            <text:p>34082.710938</text:p>
          </table:table-cell>
          <table:table-cell office:value-type="float" office:value="13100" calcext:value-type="float">
            <text:p>13100</text:p>
          </table:table-cell>
        </table:table-row>
        <table:table-row table:style-name="ro1">
          <table:table-cell office:value-type="string" calcext:value-type="string">
            <text:p>2018-02-08</text:p>
          </table:table-cell>
          <table:table-cell office:value-type="float" office:value="34208.109375" calcext:value-type="float">
            <text:p>34208.109375</text:p>
          </table:table-cell>
          <table:table-cell office:value-type="float" office:value="34634.351563" calcext:value-type="float">
            <text:p>34634.351563</text:p>
          </table:table-cell>
          <table:table-cell office:value-type="float" office:value="34108.761719" calcext:value-type="float">
            <text:p>34108.761719</text:p>
          </table:table-cell>
          <table:table-cell table:number-columns-repeated="2" office:value-type="float" office:value="34413.160156" calcext:value-type="float">
            <text:p>34413.160156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string" calcext:value-type="string">
            <text:p>2018-02-09</text:p>
          </table:table-cell>
          <table:table-cell office:value-type="float" office:value="34002.449219" calcext:value-type="float">
            <text:p>34002.449219</text:p>
          </table:table-cell>
          <table:table-cell office:value-type="float" office:value="34070.730469" calcext:value-type="float">
            <text:p>34070.730469</text:p>
          </table:table-cell>
          <table:table-cell office:value-type="float" office:value="33849.648438" calcext:value-type="float">
            <text:p>33849.648438</text:p>
          </table:table-cell>
          <table:table-cell table:number-columns-repeated="2" office:value-type="float" office:value="34005.761719" calcext:value-type="float">
            <text:p>34005.76171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3:32:06.304393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